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e" style:family="paragraph">
      <style:text-properties fo:font-weight="bold" style:font-weight-asian="bold" style:font-weight-complex="bold"/>
    </style:style>
    <style:style style:name="P5" style:parent-style-name="Paragrafoelenco" style:list-style-name="LFO1" style:family="paragraph"/>
    <style:style style:name="P6" style:parent-style-name="Paragrafoelenco" style:list-style-name="LFO1" style:family="paragraph"/>
    <style:style style:name="P7" style:parent-style-name="Paragrafoelenco" style:list-style-name="LFO1" style:family="paragraph"/>
    <style:style style:name="P8" style:parent-style-name="Paragrafoelenco" style:list-style-name="LFO1" style:family="paragraph"/>
    <style:style style:name="P9" style:parent-style-name="Paragrafoelenco" style:list-style-name="LFO1" style:family="paragraph"/>
    <style:style style:name="P10" style:parent-style-name="Paragrafoelenco" style:list-style-name="LFO1" style:family="paragraph"/>
    <style:style style:name="P11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Normale" style:family="paragraph">
      <style:text-properties fo:font-weight="bold" style:font-weight-asian="bold" style:font-weight-complex="bold"/>
    </style:style>
    <style:style style:name="P13" style:parent-style-name="Paragrafoelenco" style:list-style-name="LFO2" style:family="paragraph"/>
    <style:style style:name="P14" style:parent-style-name="Paragrafoelenco" style:list-style-name="LFO2" style:family="paragraph"/>
    <style:style style:name="P15" style:parent-style-name="Normale" style:family="paragraph">
      <style:paragraph-properties fo:break-before="page"/>
    </style:style>
    <style:style style:name="P1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e" style:family="paragraph">
      <style:text-properties fo:font-weight="bold" style:font-weight-asian="bold" style:font-weight-complex="bold"/>
    </style:style>
    <style:style style:name="P20" style:parent-style-name="Paragrafoelenco" style:list-style-name="LFO1" style:family="paragraph"/>
    <style:style style:name="P21" style:parent-style-name="Paragrafoelenco" style:list-style-name="LFO1" style:family="paragraph"/>
    <style:style style:name="P22" style:parent-style-name="Paragrafoelenco" style:list-style-name="LFO1" style:family="paragraph"/>
    <style:style style:name="P23" style:parent-style-name="Paragrafoelenco" style:list-style-name="LFO1" style:family="paragraph"/>
    <style:style style:name="P24" style:parent-style-name="Paragrafoelenco" style:list-style-name="LFO1" style:family="paragraph"/>
    <style:style style:name="P25" style:parent-style-name="Paragrafoelenco" style:list-style-name="LFO1" style:family="paragraph"/>
    <style:style style:name="P26" style:parent-style-name="Normale" style:family="paragraph">
      <style:paragraph-properties fo:break-before="page"/>
    </style:style>
    <style:style style:name="P2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30" style:parent-style-name="Normale" style:family="paragraph">
      <style:text-properties fo:font-weight="bold" style:font-weight-asian="bold" style:font-weight-complex="bold"/>
    </style:style>
    <style:style style:name="P31" style:parent-style-name="Paragrafoelenco" style:list-style-name="LFO1" style:family="paragraph"/>
    <style:style style:name="P32" style:parent-style-name="Paragrafoelenco" style:list-style-name="LFO1" style:family="paragraph"/>
    <style:style style:name="P33" style:parent-style-name="Paragrafoelenco" style:list-style-name="LFO1" style:family="paragraph"/>
    <style:style style:name="P34" style:parent-style-name="Paragrafoelenco" style:list-style-name="LFO1" style:family="paragraph"/>
    <style:style style:name="P35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36" style:parent-style-name="Normale" style:family="paragraph">
      <style:text-properties fo:font-weight="bold" style:font-weight-asian="bold" style:font-weight-complex="bold"/>
    </style:style>
    <style:style style:name="P37" style:parent-style-name="Paragrafoelenco" style:list-style-name="LFO1" style:family="paragraph"/>
    <style:style style:name="P38" style:parent-style-name="Normale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e" style:family="paragraph">
      <style:text-properties fo:font-weight="bold" style:font-weight-asian="bold" style:font-weight-complex="bold"/>
    </style:style>
    <style:style style:name="P43" style:parent-style-name="Paragrafoelenco" style:list-style-name="LFO1" style:family="paragraph"/>
    <style:style style:name="P44" style:parent-style-name="Paragrafoelenco" style:list-style-name="LFO1" style:family="paragraph"/>
    <style:style style:name="P45" style:parent-style-name="Paragrafoelenco" style:list-style-name="LFO1" style:family="paragraph"/>
    <style:style style:name="P46" style:parent-style-name="Normale" style:family="paragraph">
      <style:paragraph-properties fo:break-before="page"/>
    </style:style>
    <style:style style:name="P4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50" style:parent-style-name="Normale" style:family="paragraph">
      <style:text-properties fo:font-weight="bold" style:font-weight-asian="bold" style:font-weight-complex="bold"/>
    </style:style>
    <style:style style:name="P51" style:parent-style-name="Paragrafoelenco" style:list-style-name="LFO1" style:family="paragraph"/>
    <style:style style:name="P52" style:parent-style-name="Paragrafoelenco" style:list-style-name="LFO1" style:family="paragraph"/>
    <style:style style:name="P53" style:parent-style-name="Paragrafoelenco" style:list-style-name="LFO1" style:family="paragraph"/>
    <style:style style:name="P54" style:parent-style-name="Paragrafoelenco" style:list-style-name="LFO1" style:family="paragraph"/>
    <style:style style:name="P55" style:parent-style-name="Normale" style:family="paragraph">
      <style:paragraph-properties fo:break-before="page"/>
    </style:style>
    <style:style style:name="T5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59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60" style:parent-style-name="Normale" style:family="paragraph">
      <style:text-properties fo:font-weight="bold" style:font-weight-asian="bold" style:font-weight-complex="bold"/>
    </style:style>
    <style:style style:name="P61" style:parent-style-name="Paragrafoelenco" style:list-style-name="LFO1" style:family="paragraph"/>
    <style:style style:name="P62" style:parent-style-name="Paragrafoelenco" style:list-style-name="LFO1" style:family="paragraph"/>
    <style:style style:name="P63" style:parent-style-name="Paragrafoelenco" style:list-style-name="LFO1" style:family="paragraph"/>
    <style:style style:name="P64" style:parent-style-name="Paragrafoelenco" style:list-style-name="LFO1" style:family="paragraph"/>
    <style:style style:name="P6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Normale" style:family="paragraph">
      <style:text-properties fo:font-weight="bold" style:font-weight-asian="bold" style:font-weight-complex="bold" fo:font-size="12pt" style:font-size-asian="12pt" style:font-size-complex="12pt"/>
    </style:style>
    <style:style style:name="P68" style:parent-style-name="Normale" style:family="paragraph">
      <style:text-properties fo:font-weight="bold" style:font-weight-asian="bold" style:font-weight-complex="bold"/>
    </style:style>
    <style:style style:name="P69" style:parent-style-name="Paragrafoelenco" style:list-style-name="LFO3" style:family="paragraph"/>
    <style:style style:name="P70" style:parent-style-name="Paragrafoelenco" style:list-style-name="LFO3" style:family="paragraph"/>
  </office:automatic-styles>
  <office:body>
    <office:text text:use-soft-page-breaks="true">
      <text:p text:style-name="P1">Tematica: Studio / Apprendimento / Insegnamento</text:p>
      <text:p text:style-name="P2"/>
      <text:p text:style-name="P3">Problema: Inefficienza di gruppi di studio e organizzazione dei corsi di studio</text:p>
      <text:p text:style-name="P4">Caratteristiche principali della soluzione:<text:s/>(App / Sito)</text:p>
      <text:list text:style-name="LFO1" text:continue-numbering="true">
        <text:list-item>
          <text:p text:style-name="P5">Creazione di<text:s/>gruppi di studi personalizzati in base al corso (una sorta di matchmaking “skill-based”)</text:p>
        </text:list-item>
        <text:list-item>
          <text:p text:style-name="P6">Calendario con reminder<text:s/></text:p>
        </text:list-item>
        <text:list-item>
          <text:p text:style-name="P7">Condivisione di risorse utili per lo studio (ad es: appunti o registrazioni…) e / o una raccolta di video utili per ciascun argomento</text:p>
        </text:list-item>
        <text:list-item>
          <text:p text:style-name="P8">Forums per la discussione divisi per corsi / argomenti</text:p>
        </text:list-item>
        <text:list-item>
          <text:p text:style-name="P9">Sistema di tracciamento dei progressi: Creare degli obbiettivi per ogni giorno / settimana, tenere traccia delle ore di studio (Collegato all’utilizzo del calendario)</text:p>
        </text:list-item>
        <text:list-item>
          <text:p text:style-name="P10">Ricerca di tutor / tutorati nel caso un gruppo di studi non sia considerato sufficiente (Eventualmente si può considerare un sistema per la richiesta di colloqui con professori per specifici argomenti)</text:p>
        </text:list-item>
      </text:list>
      <text:p text:style-name="Normale"/>
      <text:p text:style-name="P11">Problema: Sito per compilazione piano di studi / esami</text:p>
      <text:p text:style-name="P12">Caratteristiche della soluzione:<text:s/>(Sito)</text:p>
      <text:list text:style-name="LFO2" text:continue-numbering="true">
        <text:list-item>
          <text:p text:style-name="P13">Ricostruire da zero il sito del piano di studi cercando di aiutare gli utenti che usano la piattaforma per la prima volta, quindi migliorando l’intuitività delle azioni possibili</text:p>
        </text:list-item>
        <text:list-item>
          <text:p text:style-name="P14">Redisign dell’UI (perché fa schifo)</text:p>
        </text:list-item>
      </text:list>
      <text:p text:style-name="Normale"/>
      <text:p text:style-name="P15"/>
      <text:soft-page-break/>
      <text:p text:style-name="P16">Tematica:<text:s/>Intrattenimento / Gioco / Cultura</text:p>
      <text:p text:style-name="P17"/>
      <text:p text:style-name="P18">Problema:<text:s/>Mancanza di eventi<text:s/>e<text:s/>attività ricreative per studenti e docenti</text:p>
      <text:p text:style-name="P19">Caratteristiche principali della soluzione:<text:s/>(App / Sito)</text:p>
      <text:list text:style-name="LFO1" text:continue-numbering="true">
        <text:list-item>
          <text:p text:style-name="P20">Calendario con una lista di eventi che si tengono nel campus o anche nelle zone limitrofe come ad esempio eventi proposti dagli studenti, concerti, cinema, teatro…</text:p>
        </text:list-item>
        <text:list-item>
          <text:p text:style-name="P21">Reminder degli eventi</text:p>
        </text:list-item>
        <text:list-item>
          <text:p text:style-name="P22">Raccomandazioni personali in base alle scelte precedenti e ai propri interessi</text:p>
        </text:list-item>
        <text:list-item>
          <text:p text:style-name="P23">Creazione di eventi custom</text:p>
        </text:list-item>
        <text:list-item>
          <text:p text:style-name="P24">Sistema di valutazione e feedback in base all’utente che ha postato l’evento e / o sistema di “hype” per un determinato evento (in base a<text:s/>quante persone sono interessate<text:s/>alla categoria dell’evento<text:s/>e all’evento stesso)</text:p>
        </text:list-item>
        <text:list-item>
          <text:p text:style-name="P25">Mappa interattiva per cercare gli eventi in base alla zona e non solo alla categoria</text:p>
        </text:list-item>
      </text:list>
      <text:p text:style-name="P26"/>
      <text:soft-page-break/>
      <text:p text:style-name="P27">Tematica:<text:s/>Alimentazione / Cibo</text:p>
      <text:p text:style-name="P28"/>
      <text:p text:style-name="P29">Problema:<text:s/>La fila è sempre un’incognita / Diversità nutrizionale</text:p>
      <text:p text:style-name="P30">Caratteristiche principali della soluzione:<text:s/>(App / Sito)</text:p>
      <text:list text:style-name="LFO1" text:continue-numbering="true">
        <text:list-item>
          <text:p text:style-name="P31">Sistema per controllare l’attesa in tempo reale per mangiare in una bancarella fuori dal politecnico o anche nella mensa</text:p>
        </text:list-item>
        <text:list-item>
          <text:p text:style-name="P32">Sistema di valutazione per le varie bancarelle</text:p>
        </text:list-item>
        <text:list-item>
          <text:p text:style-name="P33">Variabilità del menù della mensa per integrare piatti per diverse culture (per quanto ci piaccia la PASTA, cambiare piatto ogni tanto non sarebbe male…)</text:p>
        </text:list-item>
        <text:list-item>
          <text:p text:style-name="P34">Sistema di ricerca<text:s/>di un posto per mangiare in base alle esigenze (ad esempio ricerca filtrata per celiaci, vegani…)</text:p>
        </text:list-item>
      </text:list>
      <text:p text:style-name="Normale"/>
      <text:p text:style-name="P35">Problema: Non tutte le persone possono permettersi di mangiare in mensa o possono preparare da mangiare da soli?</text:p>
      <text:p text:style-name="P36">Caratteristiche principali della soluzione:<text:s/>(App / Sito)</text:p>
      <text:list text:style-name="LFO1" text:continue-numbering="true">
        <text:list-item>
          <text:p text:style-name="P37">In pratica stiamo parlando di una specie di uber-eat per il Poli ma il cibo è gratis e te lo prepara un altro studente (a rischio c’è soltanto la tua vita, nulla di più)</text:p>
        </text:list-item>
      </text:list>
      <text:p text:style-name="P38"/>
      <text:soft-page-break/>
      <text:p text:style-name="P39">Tematica: Training / Fitness / Sport</text:p>
      <text:p text:style-name="P40"/>
      <text:p text:style-name="P41">Problema:<text:s/>Accesso limitato ad attività sportive</text:p>
      <text:p text:style-name="P42">Caratteristiche principali della soluzione:<text:s/>(App / Sito / Wearable)</text:p>
      <text:list text:style-name="LFO1" text:continue-numbering="true">
        <text:list-item>
          <text:p text:style-name="P43">Pianificazione per le attività sportive con dettagli</text:p>
        </text:list-item>
        <text:list-item>
          <text:p text:style-name="P44">Organizzazione di tornei sportivi</text:p>
        </text:list-item>
        <text:list-item>
          <text:p text:style-name="P45">Facilitare l’accesso ai programmi di fitness e sport in generale e rendere più semplice la ricerca di informazioni</text:p>
        </text:list-item>
      </text:list>
      <text:p text:style-name="Normale"/>
      <text:p text:style-name="Normale">Qua bisogna aggiungere l’idea di Leonardo</text:p>
      <text:p text:style-name="P46"/>
      <text:soft-page-break/>
      <text:p text:style-name="P47">Tematica:<text:s/>Cura di sé / Consapevolezza / Equilibrio</text:p>
      <text:p text:style-name="P48"/>
      <text:p text:style-name="P49">Problema:<text:s/>Peso emotivo che affligge diversi studenti e / o docenti</text:p>
      <text:p text:style-name="P50">Caratteristiche principali della soluzione:<text:s/>(App / Sito / Wearable)</text:p>
      <text:list text:style-name="LFO1" text:continue-numbering="true">
        <text:list-item>
          <text:p text:style-name="P51">Sistema per garantire il benessere mentale degli utenti come una raccolta di articoli o podcast…</text:p>
        </text:list-item>
        <text:list-item>
          <text:p text:style-name="P52">Sistema di pianificazione della giornata che include anche attività per la cura di sé</text:p>
        </text:list-item>
        <text:list-item>
          <text:p text:style-name="P53">Sistema di assistenza virtuale</text:p>
        </text:list-item>
        <text:list-item>
          <text:p text:style-name="P54">Diario personale guidato che permette di tenere traccia dell’umore, stato d’animo…</text:p>
        </text:list-item>
      </text:list>
      <text:soft-page-break/>
      <text:p text:style-name="P55"><text:span text:style-name="T56">Tematica:<text:s/></text:span><text:span text:style-name="T57">Relazione / Connessione sociale</text:span></text:p>
      <text:p text:style-name="P58"/>
      <text:p text:style-name="P59">Problema:<text:s/>Difficoltà di integrazione da parte delle matricole</text:p>
      <text:p text:style-name="P60">Caratteristiche principali della soluzione:<text:s/>(App / Sito)</text:p>
      <text:list text:style-name="LFO1" text:continue-numbering="true">
        <text:list-item>
          <text:p text:style-name="P61">Multiplayer quiz game con argomenti che possono variare dalla sensibilizzazione culturale ad argomenti dei corsi accademici</text:p>
        </text:list-item>
        <text:list-item>
          <text:p text:style-name="P62">Lo scopo è quella di portare all’interazione tra studenti e la sensibilizzazione riguardo a temi sociali, oppure può semplicemente essere un mezzo per passare il tempo durante le pause</text:p>
        </text:list-item>
        <text:list-item>
          <text:p text:style-name="P63">L’app comprende un sistema per categorizzare i propri interessi e hobby, utile per il sistema di matchmaking basato sulla presenza di interessi comuni (oppure sulla vicinanza rispetto alla persona)</text:p>
        </text:list-item>
        <text:list-item>
          <text:p text:style-name="P64">L’app permette di organizzare eventi basati sugli interessi degli utenti e include un sistema di chat</text:p>
        </text:list-item>
      </text:list>
      <text:p text:style-name="Normale"/>
      <text:p text:style-name="Normale"/>
      <text:p text:style-name="Normale"/>
      <text:p text:style-name="P65">Tematica:<text:s/>Altro</text:p>
      <text:p text:style-name="P66"/>
      <text:p text:style-name="P67">Problema:<text:s/>Ottimizzare il tempo?</text:p>
      <text:p text:style-name="P68">Caratteristiche principali della soluzione:<text:s/>(App / Sito / Wearable)</text:p>
      <text:list text:style-name="LFO3" text:continue-numbering="true">
        <text:list-item>
          <text:p text:style-name="P69">Pianificatore della pausa</text:p>
        </text:list-item>
        <text:list-item>
          <text:p text:style-name="P70">Mappa interattiva per ricerca di macchinette o fontanelle nel campu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ja" style:country-asian="JP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Paris</meta:initial-creator>
    <dc:creator>Daniel Paris</dc:creator>
    <meta:creation-date>2023-09-16T08:45:00Z</meta:creation-date>
    <dc:date>2023-09-16T10:20:00Z</dc:date>
    <meta:template xlink:href="Normal" xlink:type="simple"/>
    <meta:editing-cycles>1</meta:editing-cycles>
    <meta:editing-duration>PT5700S</meta:editing-duration>
    <meta:document-statistic meta:page-count="6" meta:paragraph-count="9" meta:word-count="711" meta:character-count="4756" meta:row-count="33" meta:non-whitespace-character-count="4054"/>
  </office:meta>
</office:document-meta>
</file>